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gif" manifest:full-path="Pictures/f558.1618928452.627589.gif"/>
  <manifest:file-entry manifest:media-type="image/jpeg" manifest:full-path="Pictures/f861.1618928452.610519.jpg"/>
  <manifest:file-entry manifest:media-type="image/jpeg" manifest:full-path="Pictures/f675.1618928452.632889.jpg"/>
  <manifest:file-entry manifest:media-type="image/png" manifest:full-path="Pictures/f741.1618928452.611146.png"/>
  <manifest:file-entry manifest:media-type="image/jpeg" manifest:full-path="Pictures/f202.1618928452.628569.jpeg"/>
  <manifest:file-entry manifest:media-type="image/png" manifest:full-path="Pictures/f466.1618928452.629101.png"/>
  <manifest:file-entry manifest:media-type="image/gif" manifest:full-path="Pictures/f362.1618928452.609958.gif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a52d7" officeooo:rsid="000a52d7"/>
    </style:style>
    <style:style style:name="P3" style:parent-style-name="Standard" style:family="paragraph">
      <style:text-properties officeooo:paragraph-rsid="00089e1e" officeooo:rsid="0007003f"/>
    </style:style>
    <style:style style:name="P4" style:parent-style-name="Standard" style:family="paragraph">
      <style:paragraph-properties fo:text-align="center" style:justify-single-word="false"/>
      <style:text-properties officeooo:paragraph-rsid="0010f219" officeooo:rsid="0010f219"/>
    </style:style>
    <style:style style:name="P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size="10pt"/>
    </style:style>
    <style:style style:name="T4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  <style:style style:name="MmN1pod" style:family="table-cell">
      <style:table-cell-properties style:vertical-align="middle" fo:padding="0.1cm" fo:border="0.05pt solid #000000"/>
    </style:style>
    <style:style style:name="Table2801618928452629640.1" style:family="table-column">
      <style:table-column-properties style:rel-column-width="65534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><draw:frame draw:name="I8051618928452610160" draw:z-index="0" text:anchor-type="as-char" svg:width="1.131900cm" svg:height="1.131900cm"><draw:image xlink:type="simple" xlink:show="embed" xlink:href="Pictures/f362.1618928452.609958.gif" xlink:actuate="onLoad"/></draw:frame></text:p>
      <text:p><draw:frame draw:name="I7891618928452610695" draw:z-index="0" text:anchor-type="as-char" svg:width="1.131900cm" svg:height="1.131900cm"><draw:image xlink:type="simple" xlink:show="embed" xlink:href="Pictures/f861.1618928452.610519.jpg" xlink:actuate="onLoad"/></draw:frame></text:p>
      <text:p><draw:frame draw:name="I281618928452626544" draw:z-index="0" text:anchor-type="as-char" svg:width="0.996072cm" svg:height="0.792330cm"><draw:image xlink:type="simple" xlink:show="embed" xlink:href="Pictures/f741.1618928452.611146.png" xlink:actuate="onLoad"/></draw:frame></text:p>
      <text:p><draw:frame draw:name="I9321618928452627257" draw:z-index="0" text:anchor-type="paragraph" svg:width="1.131900cm" svg:height="1.131900cm"><draw:image xlink:type="simple" xlink:show="embed" xlink:href="Pictures/f362.1618928452.609958.gif" xlink:actuate="onLoad"/></draw:frame></text:p>
      <text:p><draw:frame draw:name="I6341618928452627797" draw:z-index="0" text:anchor-type="as-char" svg:width="1.131900cm" svg:height="1.131900cm"><draw:image xlink:type="simple" xlink:show="embed" xlink:href="Pictures/f558.1618928452.627589.gif" xlink:actuate="onLoad"/></draw:frame></text:p>
      <text:p text:style-name="Standard"/>
      <text:p><draw:frame draw:name="I2791618928452628731" draw:z-index="0" text:anchor-type="as-char" svg:width="2.263800cm" svg:height="2.263800cm"><draw:image xlink:type="simple" xlink:show="embed" xlink:href="Pictures/f202.1618928452.628569.jpeg" xlink:actuate="onLoad"/></draw:frame><draw:frame draw:style-name="podImageRight" draw:name="I8681618928452628967" draw:z-index="0" text:anchor-type="char" svg:width="2.263800cm" svg:height="4.527600cm"><draw:image xlink:type="simple" xlink:show="embed" xlink:href="Pictures/f202.1618928452.628569.jpeg" xlink:actuate="onLoad"/></draw:frame><draw:frame draw:name="I9891618928452629255" draw:z-index="0" text:anchor-type="as-char" svg:width="3.350424cm" svg:height="6.587658cm"><draw:image xlink:type="simple" xlink:show="embed" xlink:href="Pictures/f466.1618928452.629101.png" xlink:actuate="onLoad"/></draw:frame><draw:frame draw:name="I1361618928452629456" draw:z-index="0" text:anchor-type="as-char" svg:width="1.675212cm" svg:height="3.282510cm"><draw:image xlink:type="simple" xlink:show="embed" xlink:href="Pictures/f466.1618928452.629101.png" xlink:actuate="onLoad"/></draw:frame></text:p>
      <text:p/>
      <table:table table:name="Table2801618928452629640" table:style-name="podTable">
        <table:table-column table:style-name="Table2801618928452629640.1"/>
        <table:table-row>
          <table:table-cell table:style-name="MmN1pod">
            <text:p text:style-name="podCellContent"><draw:frame draw:name="I6381618928452630088" draw:z-index="0" text:anchor-type="as-char" svg:width="1.131900cm" svg:height="1.131900cm"><draw:image xlink:type="simple" xlink:show="embed" xlink:href="Pictures/f202.1618928452.628569.jpeg" xlink:actuate="onLoad"/></draw:frame></text:p>
          </table:table-cell>
        </table:table-row>
      </table:table>
      <text:p> </text:p>
      <text:p text:style-name="P2"/>
      <text:p text:style-name="Standard">Error cases</text:p>
      <text:p text:style-name="Standard"/>
      <text:p><office:annotation><dc:creator>POD</dc:creator><dc:date>2021-04-20T16:20:52</dc:date><text:p>Error while evaluating the expression "document()" defined in the "from" part of a statement. PodError: Please specify a document to import, either with a stream (parameter "content") or with a path (parameter "at").</text:p><text:p>   File "&lt;string&gt;", line 0, in ?</text:p><text:p>   File "/opt/Plone-2.5.5/Python-2.4.4/lib/python2.4/site-packages/appy/pod/renderer.py", line 602, in importDocument</text:p><text:p>    if not content and not at: raise PodError(DOC_KO)</text:p><text:p> appy.pod.PodError: Please specify a document to import, either with a stream (parameter "content") or with a path (parameter "at").</text:p></office:annotation></text:p>
      <text:p><office:annotation><dc:creator>POD</dc:creator><dc:date>2021-04-20T16:20:52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&lt;string&gt;", line 0, in ?</text:p><text:p>   File "/opt/Plone-2.5.5/Python-2.4.4/lib/python2.4/site-packages/appy/pod/renderer.py", line 612, in importDocument</text:p><text:p>    raise PodError(DOC_F_ERR)</text:p><text:p> appy.pod.PodError: POD was unable to deduce the document format. Please specify it through parameter named "format" (=odt, gif, png, ...).</text:p></office:annotation></text:p>
      <text:p><office:annotation><dc:creator>POD</dc:creator><dc:date>2021-04-20T16:20:52</dc:date><text:p>Error while evaluating the expression "document(content="blabla", format='bzz')" defined in the "from" part of a statement. PodError: Format "bzz" is not supported.</text:p><text:p>   File "&lt;string&gt;", line 0, in ?</text:p><text:p>   File "/opt/Plone-2.5.5/Python-2.4.4/lib/python2.4/site-packages/appy/pod/renderer.py", line 633, in importDocument</text:p><text:p>    raise PodError(DOC_F_KO % format)</text:p><text:p> appy.pod.PodError: Format "bzz" is not supported.</text:p></office:annotation></text:p>
      <text:p><office:annotation><dc:creator>POD</dc:creator><dc:date>2021-04-20T16:20:52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&lt;string&gt;", line 0, in ?</text:p><text:p>   File "/opt/Plone-2.5.5/Python-2.4.4/lib/python2.4/site-packages/appy/pod/renderer.py", line 638, in importDocument</text:p><text:p>    keepRatio, convertOptions)</text:p><text:p>   File "/opt/Plone-2.5.5/Python-2.4.4/lib/python2.4/site-packages/appy/pod/doc_importers.py", line 555, in init</text:p><text:p>    raise PodError(self.WRONG_ANCHOR % str(self.anchorTypes))</text:p><text:p> appy.pod.PodError: Wrong anchor. Valid values for anchors are: ('page', 'paragraph', 'char', 'as-char').</text:p></office:annotation></text:p>
      <text:p><draw:frame draw:name="I1491618928452633028" draw:z-index="0" text:anchor-type="as-char" svg:width="2.263800cm" svg:height="1.697850cm"><draw:image xlink:type="simple" xlink:show="embed" xlink:href="Pictures/f675.1618928452.632889.jpg" xlink:actuate="onLoad"/></draw:frame></text:p>
      <text:p><draw:frame draw:name="I8431618928452833493" draw:z-index="0" text:anchor-type="as-char" svg:width="2.263800cm" svg:height="1.697850cm"><draw:image xlink:type="simple" xlink:show="embed" xlink:href="Pictures/f675.1618928452.632889.jpg" xlink:actuate="onLoad"/></draw:frame></text:p>
      <text:p text:style-name="P3"/>
      <text:p text:style-name="P4"><draw:frame draw:name="I9611618928452835665" draw:z-index="0" text:anchor-type="as-char" svg:width="1.131900cm" svg:height="1.131900cm"><draw:image xlink:type="simple" xlink:show="embed" xlink:href="Pictures/f362.1618928452.609958.gif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loext:opacity="0%" style:font-name="Tahoma" style:language-asian="zxx" style:language-complex="zxx" fo:language="fr" style:font-name-asian="DejaVu Sans" fo:font-size="12pt" style:font-size-complex="12pt" style:country-asian="none" style:letter-kerning="true" style:font-size-asian="10.5pt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loext:opacity="0%" fo:hyphenation-push-char-count="2" style:font-name="Tahoma" style:language-asian="zxx" style:language-complex="zxx" fo:language="fr" style:font-name-asian="DejaVu Sans" fo:font-size="12pt" style:font-size-complex="12pt" style:country-asian="none" style:letter-kerning="true" style:font-size-asian="10.5pt" loext:hyphenation-no-caps="fals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Numbering_20_Symbols" style:display-name="Numbering Symbols" style:family="text"/>
    <style:style style:name="Internet_20_link" style:display-name="Internet link" style:family="text">
      <style:text-properties style:text-underline-width="auto" style:text-underline-style="solid" loext:opacity="100%" fo:country="none" style:text-underline-color="font-color" style:language-asian="zxx" style:language-complex="zxx" fo:language="zxx" style:country-complex="none" style:country-asian="none" fo:color="#000080"/>
    </style:style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Gaetan Delannay</meta:initial-creator>
    <meta:creation-date>2008-04-08T16:25:25</meta:creation-date>
    <dc:date>2021-04-20T16:20:51.186109517</dc:date>
    <dc:language>fr-BE</dc:language>
    <meta:editing-cycles>28</meta:editing-cycles>
    <meta:editing-duration>PT2H51M50S</meta:editing-duration>
    <meta:document-statistic meta:table-count="0" meta:image-count="0" meta:object-count="0" meta:page-count="1" meta:paragraph-count="14" meta:word-count="89" meta:character-count="483" meta:non-whitespace-character-count="406"/>
    <meta:user-defined meta:name="Info 1"/>
    <meta:user-defined meta:name="Info 2"/>
    <meta:user-defined meta:name="Info 3"/>
    <meta:user-defined meta:name="Info 4"/>
    <dc:title>imagesImport</dc:title>
  </office:meta>
</office:document-meta>
</file>